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26cm"/>
    </style:style>
    <style:style style:name="co11" style:family="table-column">
      <style:table-column-properties fo:break-before="auto" style:column-width="3.886cm"/>
    </style:style>
    <style:style style:name="co12" style:family="table-column">
      <style:table-column-properties fo:break-before="auto" style:column-width="2.38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DD" table:style-name="ta1">
        <table:shapes>
          <draw:frame draw:z-index="0" draw:style-name="gr1" svg:width="18.431cm" svg:height="14.866cm" svg:x="0.84cm" svg:y="11.515cm">
            <draw:object draw:notify-on-update-of-ranges="HDD.D10:HDD.D10 HDD.E11:HDD.E15 HDD.B10:HDD.B10 HDD.C11:HDD.C15 HDD.F10:HDD.F10 HDD.G11:HDD.G16" xlink:href="./Object 1" xlink:type="simple" xlink:show="embed" xlink:actuate="onLoad"/>
            <draw:image xlink:href="./ObjectReplacements/Object 1" xlink:type="simple" xlink:show="embed" xlink:actuate="onLoad"/>
            <svg:title>Single Node Query Test (HDD)</svg:title>
          </draw:frame>
          <draw:frame draw:z-index="1" draw:style-name="gr1" svg:width="18.431cm" svg:height="14.866cm" svg:x="20.779cm" svg:y="11.573cm">
            <draw:object draw:notify-on-update-of-ranges="HDD.D10:HDD.D10 HDD.E19:HDD.E23 HDD.B10:HDD.B10 HDD.C19:HDD.C23 HDD.F10:HDD.F10 HDD.G19:HDD.G23" xlink:href="./Object 2" xlink:type="simple" xlink:show="embed" xlink:actuate="onLoad"/>
            <draw:image xlink:href="./ObjectReplacements/Object 2" xlink:type="simple" xlink:show="embed" xlink:actuate="onLoad"/>
            <svg:title>Single Node Query Test (HDD)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HDD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>
            <text:p>objects</text:p>
          </table:table-cell>
          <table:table-cell table:style-name="ce1" office:value-type="string">
            <text:p>time bucket</text:p>
          </table:table-cell>
          <table:table-cell table:style-name="ce1" office:value-type="string">
            <text:p>total tweets in bucket</text:p>
          </table:table-cell>
          <table:table-cell table:number-columns-repeated="6"/>
        </table:table-row>
        <table:table-row table:style-name="ro1">
          <table:table-cell office:value-type="float" office:value="15904861">
            <text:p>1590486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ap-Reduce 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user mentions </text:p>
          </table:table-cell>
          <table:table-cell/>
          <table:table-cell table:style-name="ce1" office:value-type="string">
            <text:p>hash tags</text:p>
          </table:table-cell>
          <table:table-cell/>
          <table:table-cell table:style-name="ce1" office:value-type="string">
            <text:p>shared urls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56812">
            <text:p>6256812</text:p>
          </table:table-cell>
          <table:table-cell table:style-name="ce2" table:formula="of:=[.B11]/1000/60" office:value-type="float" office:value="104.2802">
            <text:p>104.28</text:p>
          </table:table-cell>
          <table:table-cell office:value-type="float" office:value="4119204">
            <text:p>4119204</text:p>
          </table:table-cell>
          <table:table-cell table:style-name="ce2" table:formula="of:=[.D11]/1000/60" office:value-type="float" office:value="68.6534">
            <text:p>68.65</text:p>
          </table:table-cell>
          <table:table-cell office:value-type="float" office:value="1492112">
            <text:p>1492112</text:p>
          </table:table-cell>
          <table:table-cell table:style-name="ce2" table:formula="of:=[.F11]/1000/60" office:value-type="float" office:value="24.8685333333333">
            <text:p>24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43744">
            <text:p>3343744</text:p>
          </table:table-cell>
          <table:table-cell table:style-name="ce2" table:formula="of:=[.B12]/1000/60" office:value-type="float" office:value="55.7290666666667">
            <text:p>55.73</text:p>
          </table:table-cell>
          <table:table-cell office:value-type="float" office:value="4557072">
            <text:p>4557072</text:p>
          </table:table-cell>
          <table:table-cell table:style-name="ce2" table:formula="of:=[.D12]/1000/60" office:value-type="float" office:value="75.9512">
            <text:p>75.95</text:p>
          </table:table-cell>
          <table:table-cell office:value-type="float" office:value="1385090">
            <text:p>1385090</text:p>
          </table:table-cell>
          <table:table-cell table:style-name="ce2" table:formula="of:=[.F12]/1000/60" office:value-type="float" office:value="23.0848333333333">
            <text:p>23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21133">
            <text:p>2921133</text:p>
          </table:table-cell>
          <table:table-cell table:style-name="ce2" table:formula="of:=[.B13]/1000/60" office:value-type="float" office:value="48.68555">
            <text:p>48.69</text:p>
          </table:table-cell>
          <table:table-cell office:value-type="float" office:value="4013295">
            <text:p>4013295</text:p>
          </table:table-cell>
          <table:table-cell table:style-name="ce2" table:formula="of:=[.D13]/1000/60" office:value-type="float" office:value="66.88825">
            <text:p>66.89</text:p>
          </table:table-cell>
          <table:table-cell office:value-type="float" office:value="1313327">
            <text:p>1313327</text:p>
          </table:table-cell>
          <table:table-cell table:style-name="ce2" table:formula="of:=[.F13]/1000/60" office:value-type="float" office:value="21.8887833333333">
            <text:p>21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5218">
            <text:p>2595218</text:p>
          </table:table-cell>
          <table:table-cell table:style-name="ce2" table:formula="of:=[.B14]/1000/60" office:value-type="float" office:value="43.2536333333333">
            <text:p>43.25</text:p>
          </table:table-cell>
          <table:table-cell office:value-type="float" office:value="3610774">
            <text:p>3610774</text:p>
          </table:table-cell>
          <table:table-cell table:style-name="ce2" table:formula="of:=[.D14]/1000/60" office:value-type="float" office:value="60.1795666666667">
            <text:p>60.18</text:p>
          </table:table-cell>
          <table:table-cell office:value-type="float" office:value="1284718">
            <text:p>1284718</text:p>
          </table:table-cell>
          <table:table-cell table:style-name="ce2" table:formula="of:=[.F14]/1000/60" office:value-type="float" office:value="21.4119666666667">
            <text:p>21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83735">
            <text:p>2483735</text:p>
          </table:table-cell>
          <table:table-cell table:style-name="ce2" table:formula="of:=[.B15]/1000/60" office:value-type="float" office:value="41.3955833333333">
            <text:p>41.40</text:p>
          </table:table-cell>
          <table:table-cell office:value-type="float" office:value="3465546">
            <text:p>3465546</text:p>
          </table:table-cell>
          <table:table-cell table:style-name="ce2" table:formula="of:=[.D15]/1000/60" office:value-type="float" office:value="57.7591">
            <text:p>57.76</text:p>
          </table:table-cell>
          <table:table-cell office:value-type="float" office:value="1240739">
            <text:p>1240739</text:p>
          </table:table-cell>
          <table:table-cell table:style-name="ce2" table:formula="of:=[.F15]/1000/60" office:value-type="float" office:value="20.6789833333333">
            <text:p>20.6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Aggregate Framework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user mentions</text:p>
          </table:table-cell>
          <table:table-cell/>
          <table:table-cell table:style-name="ce1" office:value-type="string">
            <text:p>hash tags</text:p>
          </table:table-cell>
          <table:table-cell/>
          <table:table-cell table:style-name="ce1" office:value-type="string">
            <text:p>shared urls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6787">
            <text:p>766787</text:p>
          </table:table-cell>
          <table:table-cell table:style-name="ce2" table:formula="of:=[.B19]/1000/60" office:value-type="float" office:value="12.7797833333333">
            <text:p>12.78</text:p>
          </table:table-cell>
          <table:table-cell office:value-type="float" office:value="695233">
            <text:p>695233</text:p>
          </table:table-cell>
          <table:table-cell table:style-name="ce2" table:formula="of:=[.D19]/1000/60" office:value-type="float" office:value="11.5872166666667">
            <text:p>11.59</text:p>
          </table:table-cell>
          <table:table-cell office:value-type="float" office:value="714138">
            <text:p>714138</text:p>
          </table:table-cell>
          <table:table-cell table:style-name="ce2" table:formula="of:=[.F19]/1000/60" office:value-type="float" office:value="11.9023">
            <text:p>11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3896">
            <text:p>723896</text:p>
          </table:table-cell>
          <table:table-cell table:style-name="ce2" table:formula="of:=[.B20]/1000/60" office:value-type="float" office:value="12.0649333333333">
            <text:p>12.06</text:p>
          </table:table-cell>
          <table:table-cell office:value-type="float" office:value="712480">
            <text:p>712480</text:p>
          </table:table-cell>
          <table:table-cell table:style-name="ce2" table:formula="of:=[.D20]/1000/60" office:value-type="float" office:value="11.8746666666667">
            <text:p>11.87</text:p>
          </table:table-cell>
          <table:table-cell office:value-type="float" office:value="706290">
            <text:p>706290</text:p>
          </table:table-cell>
          <table:table-cell table:style-name="ce2" table:formula="of:=[.F20]/1000/60" office:value-type="float" office:value="11.7715">
            <text:p>11.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1855">
            <text:p>711855</text:p>
          </table:table-cell>
          <table:table-cell table:style-name="ce2" table:formula="of:=[.B21]/1000/60" office:value-type="float" office:value="11.86425">
            <text:p>11.86</text:p>
          </table:table-cell>
          <table:table-cell office:value-type="float" office:value="700850">
            <text:p>700850</text:p>
          </table:table-cell>
          <table:table-cell table:style-name="ce2" table:formula="of:=[.D21]/1000/60" office:value-type="float" office:value="11.6808333333333">
            <text:p>11.68</text:p>
          </table:table-cell>
          <table:table-cell office:value-type="float" office:value="690503">
            <text:p>690503</text:p>
          </table:table-cell>
          <table:table-cell table:style-name="ce2" table:formula="of:=[.F21]/1000/60" office:value-type="float" office:value="11.5083833333333">
            <text:p>11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6154">
            <text:p>696154</text:p>
          </table:table-cell>
          <table:table-cell table:style-name="ce2" table:formula="of:=[.B22]/1000/60" office:value-type="float" office:value="11.6025666666667">
            <text:p>11.60</text:p>
          </table:table-cell>
          <table:table-cell office:value-type="float" office:value="698158">
            <text:p>698158</text:p>
          </table:table-cell>
          <table:table-cell table:style-name="ce2" table:formula="of:=[.D22]/1000/60" office:value-type="float" office:value="11.6359666666667">
            <text:p>11.64</text:p>
          </table:table-cell>
          <table:table-cell office:value-type="float" office:value="687905">
            <text:p>687905</text:p>
          </table:table-cell>
          <table:table-cell table:style-name="ce2" table:formula="of:=[.F22]/1000/60" office:value-type="float" office:value="11.4650833333333">
            <text:p>11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0926">
            <text:p>680926</text:p>
          </table:table-cell>
          <table:table-cell table:style-name="ce2" table:formula="of:=[.B23]/1000/60" office:value-type="float" office:value="11.3487666666667">
            <text:p>11.35</text:p>
          </table:table-cell>
          <table:table-cell office:value-type="float" office:value="676066">
            <text:p>676066</text:p>
          </table:table-cell>
          <table:table-cell table:style-name="ce2" table:formula="of:=[.D23]/1000/60" office:value-type="float" office:value="11.2677666666667">
            <text:p>11.27</text:p>
          </table:table-cell>
          <table:table-cell office:value-type="float" office:value="687437">
            <text:p>687437</text:p>
          </table:table-cell>
          <table:table-cell table:style-name="ce2" table:formula="of:=[.F23]/1000/60" office:value-type="float" office:value="11.4572833333333">
            <text:p>11.46</text:p>
          </table:table-cell>
          <table:table-cell table:number-columns-repeated="2"/>
        </table:table-row>
      </table:table>
      <table:table table:name="SSD" table:style-name="ta1">
        <table:shapes>
          <draw:frame draw:z-index="0" draw:style-name="gr1" svg:width="18.134cm" svg:height="14.866cm" svg:x="0.696cm" svg:y="11.161cm">
            <draw:object draw:notify-on-update-of-ranges="HDD.D10:HDD.D10 SSD.E10:SSD.E14 HDD.B10:HDD.B10 SSD.C10:SSD.C14 HDD.F10:HDD.F10 SSD.G10:SSD.G14" xlink:href="./Object 3" xlink:type="simple" xlink:show="embed" xlink:actuate="onLoad"/>
            <draw:image xlink:href="./ObjectReplacements/Object 3" xlink:type="simple" xlink:show="embed" xlink:actuate="onLoad"/>
            <svg:title>Single Node Query Test (HDD)</svg:title>
          </draw:frame>
          <draw:frame draw:z-index="1" draw:style-name="gr1" svg:width="18.134cm" svg:height="14.866cm" svg:x="19.989cm" svg:y="11.042cm">
            <draw:object draw:notify-on-update-of-ranges="HDD.D10:HDD.D10 SSD.E18:SSD.E22 HDD.B10:HDD.B10 SSD.C18:SSD.C22 HDD.F10:HDD.F10 SSD.G18:SSD.G22" xlink:href="./Object 4" xlink:type="simple" xlink:show="embed" xlink:actuate="onLoad"/>
            <draw:image xlink:href="./ObjectReplacements/Object 4" xlink:type="simple" xlink:show="embed" xlink:actuate="onLoad"/>
            <svg:title>Single Node Query Test (HDD)</svg:title>
          </draw:frame>
        </table:shapes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>
            <text:p>SSD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objects</text:p>
          </table:table-cell>
          <table:table-cell table:style-name="ce1" office:value-type="string">
            <text:p>time bucket</text:p>
          </table:table-cell>
          <table:table-cell table:style-name="ce1" office:value-type="string">
            <text:p>total tweets in bucket</text:p>
          </table:table-cell>
          <table:table-cell table:number-columns-repeated="8"/>
        </table:table-row>
        <table:table-row table:style-name="ro1">
          <table:table-cell office:value-type="float" office:value="15904861">
            <text:p>1590486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" office:value-type="string">
            <text:p>user mentions </text:p>
          </table:table-cell>
          <table:table-cell/>
        </table:table-row>
        <table:table-row table:style-name="ro2">
          <table:table-cell/>
          <table:table-cell table:style-name="ce1" office:value-type="string">
            <text:p>user mentions (mp)</text:p>
          </table:table-cell>
          <table:table-cell table:style-name="ce1"/>
          <table:table-cell table:style-name="ce1" office:value-type="string">
            <text:p>hash tags (mp)</text:p>
          </table:table-cell>
          <table:table-cell table:style-name="ce1"/>
          <table:table-cell table:style-name="ce1" office:value-type="string">
            <text:p>shared urls (mp)</text:p>
          </table:table-cell>
          <table:table-cell table:style-name="ce1"/>
          <table:table-cell table:number-columns-repeated="2"/>
          <table:table-cell office:value-type="string">
            <text:p>lower</text:p>
          </table:table-cell>
          <table:table-cell table:style-name="ce3" table:formula="of:=MIN([.C10:.C14])" office:value-type="float" office:value="21.6282333333333">
            <text:p>21.63</text:p>
          </table:table-cell>
        </table:table-row>
        <table:table-row table:style-name="ro1">
          <table:table-cell/>
          <table:table-cell office:value-type="float" office:value="1297694">
            <text:p>1297694</text:p>
          </table:table-cell>
          <table:table-cell table:style-name="ce2" table:formula="of:=[.B10]/1000/60" office:value-type="float" office:value="21.6282333333333">
            <text:p>21.63</text:p>
          </table:table-cell>
          <table:table-cell office:value-type="float" office:value="1875933">
            <text:p>1875933</text:p>
          </table:table-cell>
          <table:table-cell table:style-name="ce2" table:formula="of:=[.D10]/1000/60" office:value-type="float" office:value="31.26555">
            <text:p>31.27</text:p>
          </table:table-cell>
          <table:table-cell office:value-type="float" office:value="789839">
            <text:p>789839</text:p>
          </table:table-cell>
          <table:table-cell table:style-name="ce2" table:formula="of:=[.F10]/1000/60" office:value-type="float" office:value="13.1639833333333">
            <text:p>13.16</text:p>
          </table:table-cell>
          <table:table-cell table:number-columns-repeated="2"/>
          <table:table-cell office:value-type="string">
            <text:p>Q1</text:p>
          </table:table-cell>
          <table:table-cell table:style-name="ce3" table:formula="of:=(([.K12]-[.K9]) * 0.25) + [.K9]" office:value-type="float" office:value="21.7652791666667">
            <text:p>21.77</text:p>
          </table:table-cell>
        </table:table-row>
        <table:table-row table:style-name="ro1">
          <table:table-cell/>
          <table:table-cell office:value-type="float" office:value="1309077">
            <text:p>1309077</text:p>
          </table:table-cell>
          <table:table-cell table:style-name="ce2" table:formula="of:=[.B11]/1000/60" office:value-type="float" office:value="21.81795">
            <text:p>21.82</text:p>
          </table:table-cell>
          <table:table-cell office:value-type="float" office:value="1888364">
            <text:p>1888364</text:p>
          </table:table-cell>
          <table:table-cell table:style-name="ce2" table:formula="of:=[.D11]/1000/60" office:value-type="float" office:value="31.4727333333333">
            <text:p>31.47</text:p>
          </table:table-cell>
          <table:table-cell office:value-type="float" office:value="795696">
            <text:p>795696</text:p>
          </table:table-cell>
          <table:table-cell table:style-name="ce2" table:formula="of:=[.F11]/1000/60" office:value-type="float" office:value="13.2616">
            <text:p>13.26</text:p>
          </table:table-cell>
          <table:table-cell table:number-columns-repeated="2"/>
          <table:table-cell office:value-type="string">
            <text:p>Q3</text:p>
          </table:table-cell>
          <table:table-cell table:style-name="ce3" table:formula="of:=(([.K12]-[.K9]) * 0.75) + [.K10]" office:value-type="float" office:value="22.1764166666667">
            <text:p>22.18</text:p>
          </table:table-cell>
        </table:table-row>
        <table:table-row table:style-name="ro1">
          <table:table-cell/>
          <table:table-cell office:value-type="float" office:value="1311698">
            <text:p>1311698</text:p>
          </table:table-cell>
          <table:table-cell table:style-name="ce2" table:formula="of:=[.B12]/1000/60" office:value-type="float" office:value="21.8616333333333">
            <text:p>21.86</text:p>
          </table:table-cell>
          <table:table-cell office:value-type="float" office:value="1890797">
            <text:p>1890797</text:p>
          </table:table-cell>
          <table:table-cell table:style-name="ce2" table:formula="of:=[.D12]/1000/60" office:value-type="float" office:value="31.5132833333333">
            <text:p>31.51</text:p>
          </table:table-cell>
          <table:table-cell office:value-type="float" office:value="803145">
            <text:p>803145</text:p>
          </table:table-cell>
          <table:table-cell table:style-name="ce2" table:formula="of:=[.F12]/1000/60" office:value-type="float" office:value="13.38575">
            <text:p>13.39</text:p>
          </table:table-cell>
          <table:table-cell table:number-columns-repeated="2"/>
          <table:table-cell office:value-type="string">
            <text:p>Upper</text:p>
          </table:table-cell>
          <table:table-cell table:style-name="ce3" table:formula="of:=MAX([.C10:.C14])" office:value-type="float" office:value="22.1764166666667">
            <text:p>22.18</text:p>
          </table:table-cell>
        </table:table-row>
        <table:table-row table:style-name="ro1">
          <table:table-cell/>
          <table:table-cell office:value-type="float" office:value="1320070">
            <text:p>1320070</text:p>
          </table:table-cell>
          <table:table-cell table:style-name="ce2" table:formula="of:=[.B13]/1000/60" office:value-type="float" office:value="22.0011666666667">
            <text:p>22.00</text:p>
          </table:table-cell>
          <table:table-cell office:value-type="float" office:value="1908983">
            <text:p>1908983</text:p>
          </table:table-cell>
          <table:table-cell table:style-name="ce2" table:formula="of:=[.D13]/1000/60" office:value-type="float" office:value="31.8163833333333">
            <text:p>31.82</text:p>
          </table:table-cell>
          <table:table-cell office:value-type="float" office:value="818614">
            <text:p>818614</text:p>
          </table:table-cell>
          <table:table-cell table:style-name="ce2" table:formula="of:=[.F13]/1000/60" office:value-type="float" office:value="13.6435666666667">
            <text:p>13.64</text:p>
          </table:table-cell>
          <table:table-cell table:number-columns-repeated="2"/>
          <table:table-cell office:value-type="string">
            <text:p>Median</text:p>
          </table:table-cell>
          <table:table-cell table:style-name="ce3" table:formula="of:=MEDIAN([.C10:.C14])" office:value-type="float" office:value="21.8616333333333">
            <text:p>21.86</text:p>
          </table:table-cell>
        </table:table-row>
        <table:table-row table:style-name="ro1">
          <table:table-cell/>
          <table:table-cell office:value-type="float" office:value="1330585">
            <text:p>1330585</text:p>
          </table:table-cell>
          <table:table-cell table:style-name="ce2" table:formula="of:=[.B14]/1000/60" office:value-type="float" office:value="22.1764166666667">
            <text:p>22.18</text:p>
          </table:table-cell>
          <table:table-cell office:value-type="float" office:value="1916272">
            <text:p>1916272</text:p>
          </table:table-cell>
          <table:table-cell table:style-name="ce2" table:formula="of:=[.D14]/1000/60" office:value-type="float" office:value="31.9378666666667">
            <text:p>31.94</text:p>
          </table:table-cell>
          <table:table-cell office:value-type="float" office:value="826955">
            <text:p>826955</text:p>
          </table:table-cell>
          <table:table-cell table:style-name="ce2" table:formula="of:=[.F14]/1000/60" office:value-type="float" office:value="13.7825833333333">
            <text:p>13.78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>
            <text:p>user mentions (aggre)</text:p>
          </table:table-cell>
          <table:table-cell table:style-name="ce1"/>
          <table:table-cell table:style-name="ce1" office:value-type="string">
            <text:p>hash tags (aggre)</text:p>
          </table:table-cell>
          <table:table-cell table:style-name="ce1"/>
          <table:table-cell table:style-name="ce1" office:value-type="string">
            <text:p>shared urls (aggre)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8774">
            <text:p>468774</text:p>
          </table:table-cell>
          <table:table-cell table:style-name="ce2" table:formula="of:=[.B18]/1000/60" office:value-type="float" office:value="7.8129">
            <text:p>7.81</text:p>
          </table:table-cell>
          <table:table-cell office:value-type="float" office:value="537870">
            <text:p>537870</text:p>
          </table:table-cell>
          <table:table-cell table:style-name="ce2" table:formula="of:=[.D18]/1000/60" office:value-type="float" office:value="8.9645">
            <text:p>8.96</text:p>
          </table:table-cell>
          <table:table-cell office:value-type="float" office:value="417574">
            <text:p>417574</text:p>
          </table:table-cell>
          <table:table-cell table:style-name="ce2" table:formula="of:=[.F18]/1000/60" office:value-type="float" office:value="6.95956666666667">
            <text:p>6.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760">
            <text:p>471760</text:p>
          </table:table-cell>
          <table:table-cell table:style-name="ce2" table:formula="of:=[.B19]/1000/60" office:value-type="float" office:value="7.86266666666667">
            <text:p>7.86</text:p>
          </table:table-cell>
          <table:table-cell office:value-type="float" office:value="548862">
            <text:p>548862</text:p>
          </table:table-cell>
          <table:table-cell table:style-name="ce2" table:formula="of:=[.D19]/1000/60" office:value-type="float" office:value="9.1477">
            <text:p>9.15</text:p>
          </table:table-cell>
          <table:table-cell office:value-type="float" office:value="424410">
            <text:p>424410</text:p>
          </table:table-cell>
          <table:table-cell table:style-name="ce2" table:formula="of:=[.F19]/1000/60" office:value-type="float" office:value="7.0735">
            <text:p>7.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914">
            <text:p>469914</text:p>
          </table:table-cell>
          <table:table-cell table:style-name="ce2" table:formula="of:=[.B20]/1000/60" office:value-type="float" office:value="7.8319">
            <text:p>7.83</text:p>
          </table:table-cell>
          <table:table-cell office:value-type="float" office:value="552760">
            <text:p>552760</text:p>
          </table:table-cell>
          <table:table-cell table:style-name="ce2" table:formula="of:=[.D20]/1000/60" office:value-type="float" office:value="9.21266666666667">
            <text:p>9.21</text:p>
          </table:table-cell>
          <table:table-cell office:value-type="float" office:value="431064">
            <text:p>431064</text:p>
          </table:table-cell>
          <table:table-cell table:style-name="ce2" table:formula="of:=[.F20]/1000/60" office:value-type="float" office:value="7.1844">
            <text:p>7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251">
            <text:p>488251</text:p>
          </table:table-cell>
          <table:table-cell table:style-name="ce2" table:formula="of:=[.B21]/1000/60" office:value-type="float" office:value="8.13751666666667">
            <text:p>8.14</text:p>
          </table:table-cell>
          <table:table-cell office:value-type="float" office:value="556729">
            <text:p>556729</text:p>
          </table:table-cell>
          <table:table-cell table:style-name="ce2" table:formula="of:=[.D21]/1000/60" office:value-type="float" office:value="9.27881666666667">
            <text:p>9.28</text:p>
          </table:table-cell>
          <table:table-cell office:value-type="float" office:value="441453">
            <text:p>441453</text:p>
          </table:table-cell>
          <table:table-cell table:style-name="ce2" table:formula="of:=[.F21]/1000/60" office:value-type="float" office:value="7.35755">
            <text:p>7.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400">
            <text:p>498400</text:p>
          </table:table-cell>
          <table:table-cell table:style-name="ce2" table:formula="of:=[.B22]/1000/60" office:value-type="float" office:value="8.30666666666667">
            <text:p>8.31</text:p>
          </table:table-cell>
          <table:table-cell office:value-type="float" office:value="571213">
            <text:p>571213</text:p>
          </table:table-cell>
          <table:table-cell table:style-name="ce2" table:formula="of:=[.D22]/1000/60" office:value-type="float" office:value="9.52021666666667">
            <text:p>9.52</text:p>
          </table:table-cell>
          <table:table-cell office:value-type="float" office:value="460307">
            <text:p>460307</text:p>
          </table:table-cell>
          <table:table-cell table:style-name="ce2" table:formula="of:=[.F22]/1000/60" office:value-type="float" office:value="7.67178333333333">
            <text:p>7.67</text:p>
          </table:table-cell>
          <table:table-cell table:number-columns-repeated="4"/>
        </table:table-row>
        <table:table-row table:style-name="ro3" table:number-rows-repeated="39">
          <table:table-cell table:number-columns-repeated="11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shapes>
          <draw:frame draw:z-index="0" draw:style-name="gr1" svg:width="15.087cm" svg:height="13.095cm" svg:x="0.782cm" svg:y="6.114cm">
            <draw:object draw:notify-on-update-of-ranges="Sheet3.B2:Sheet3.B2 Sheet3.B5:Sheet3.B5 Sheet3.C5:Sheet3.C5 Sheet3.B3:Sheet3.B3 Sheet3.C3:Sheet3.C3 Sheet3.B7:Sheet3.B7 Sheet3.C7:Sheet3.C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087cm" svg:height="13.095cm" svg:x="16.97cm" svg:y="6.019cm">
            <draw:object draw:notify-on-update-of-ranges="Sheet3.B2:Sheet3.B2 Sheet3.B6:Sheet3.B6 Sheet3.C6:Sheet3.C6 Sheet3.B4:Sheet3.B4 Sheet3.C4:Sheet3.C4 Sheet3.B8:Sheet3.B8 Sheet3.C8:Sheet3.C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5.087cm" svg:height="13.095cm" svg:x="0.841cm" svg:y="20.316cm">
            <draw:object draw:notify-on-update-of-ranges="Sheet3.B2:Sheet3.B2 Sheet3.B5:Sheet3.B5 Sheet3.D5:Sheet3.D5 Sheet3.B3:Sheet3.B3 Sheet3.D3:Sheet3.D3 Sheet3.B7:Sheet3.B7 Sheet3.D7:Sheet3.D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087cm" svg:height="13.095cm" svg:x="17.029cm" svg:y="20.221cm">
            <draw:object draw:notify-on-update-of-ranges="Sheet3.B2:Sheet3.B2 Sheet3.B6:Sheet3.B6 Sheet3.D6:Sheet3.D6 Sheet3.B4:Sheet3.B4 Sheet3.D4:Sheet3.D4 Sheet3.B8:Sheet3.B8 Sheet3.D8:Sheet3.D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3" table:default-cell-style-name="Default"/>
        <table:table-column table:style-name="co12" table:default-cell-style-name="Default"/>
        <table:table-row table:style-name="ro3">
          <table:table-cell table:number-columns-repeated="15"/>
        </table:table-row>
        <table:table-row table:style-name="ro1">
          <table:table-cell/>
          <table:table-cell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User Mentions (HDD)</text:p>
          </table:table-cell>
          <table:table-cell table:style-name="ce2" table:formula="of:=MEDIAN([HDD.C11:.C15])" office:value-type="float" office:value="48.68555">
            <text:p>48.69</text:p>
          </table:table-cell>
          <table:table-cell table:style-name="ce2" table:formula="of:=MEDIAN([HDD.C19:.C23])" office:value-type="float" office:value="11.86425">
            <text:p>11.86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User Mentions (SDD)</text:p>
          </table:table-cell>
          <table:table-cell table:style-name="ce2" table:formula="of:=MEDIAN([SSD.C10:.C14])" office:value-type="float" office:value="21.8616333333333">
            <text:p>21.86</text:p>
          </table:table-cell>
          <table:table-cell table:style-name="ce2" table:formula="of:=MEDIAN([SSD.C18:.C22])" office:value-type="float" office:value="7.86266666666667">
            <text:p>7.86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Hash-tags (HDD)</text:p>
          </table:table-cell>
          <table:table-cell table:style-name="ce2" table:formula="of:=MEDIAN([HDD.E11:.E15])" office:value-type="float" office:value="66.88825">
            <text:p>66.89</text:p>
          </table:table-cell>
          <table:table-cell table:style-name="ce2" table:formula="of:=MEDIAN([HDD.E19:.E23])" office:value-type="float" office:value="11.6359666666667">
            <text:p>11.64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>
            <text:p>Hash-tags (SDD)</text:p>
          </table:table-cell>
          <table:table-cell table:style-name="ce2" table:formula="of:=MEDIAN([SSD.E10:.E14])" office:value-type="float" office:value="31.5132833333333">
            <text:p>31.51</text:p>
          </table:table-cell>
          <table:table-cell table:style-name="ce2" table:formula="of:=MEDIAN([SSD.E18:.E22])" office:value-type="float" office:value="9.21266666666667">
            <text:p>9.21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>
            <text:p>Shared Urls (HDD)</text:p>
          </table:table-cell>
          <table:table-cell table:style-name="ce2" table:formula="of:=MEDIAN([HDD.G11:.G15])" office:value-type="float" office:value="21.8887833333333">
            <text:p>21.89</text:p>
          </table:table-cell>
          <table:table-cell table:style-name="ce2" table:formula="of:=MEDIAN([HDD.G19:.G23])" office:value-type="float" office:value="11.5083833333333">
            <text:p>11.51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>
            <text:p>Shared Urls (SDD)</text:p>
          </table:table-cell>
          <table:table-cell table:style-name="ce2" table:formula="of:=MEDIAN([SSD.G10:.G14])" office:value-type="float" office:value="13.38575">
            <text:p>13.39</text:p>
          </table:table-cell>
          <table:table-cell table:style-name="ce2" table:formula="of:=MEDIAN([SSD.G18:.G22])" office:value-type="float" office:value="7.1844">
            <text:p>7.18</text:p>
          </table:table-cell>
          <table:table-cell table:number-columns-repeated="9"/>
          <table:table-cell table:style-name="ce1"/>
          <table:table-cell/>
        </table:table-row>
        <table:table-row table:style-name="ro1" table:number-rows-repeated="10">
          <table:table-cell table:number-columns-repeated="15"/>
        </table:table-row>
        <table:table-row table:style-name="ro3" table:number-rows-repeated="18">
          <table:table-cell table:number-columns-repeated="15"/>
        </table:table-row>
        <table:table-row table:style-name="ro1" table:number-rows-repeated="2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9T13:07:20</dc:date>
    <dc:creator>Chris Choi</dc:creator>
    <meta:generator>LibreOffice/3.5$Linux_X86_64 LibreOffice_project/350m1$Build-2</meta:generator>
    <meta:editing-duration>P1DT47M28S</meta:editing-duration>
    <meta:editing-cycles>3</meta:editing-cycles>
    <meta:document-statistic meta:table-count="3" meta:cell-count="19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32cm" svg:height="14.867cm" xlink:href=".." xlink:type="simple" chart:class="chart:bar" chart:style-name="ch1">
        <chart:title svg:x="4.935cm" svg:y="0.779cm" chart:style-name="ch2">
          <text:p>Single Node Query Test (HDD):
Map-Reduce Method</text:p>
        </chart:title>
        <chart:legend svg:x="13.23cm" svg:y="3.283cm" style:legend-expansion="custom" chartooo:width="2.908cm" chartooo:height="1.803cm" style:legend-expansion-aspect-ratio="1.61286744315031" chart:style-name="ch3"/>
        <chart:plot-area chart:style-name="ch4" table:cell-range-address="HDD.D10:HDD.D10 HDD.E11:HDD.E15 HDD.B10:HDD.B10 HDD.C11:HDD.C15 HDD.F10:HDD.F10 HDD.G11:HDD.G16" chart:data-source-has-labels="row" svg:x="2.482cm" svg:y="2.238cm" svg:width="14.122cm" svg:height="10.3cm">
          <chartooo:coordinate-region svg:x="3.855cm" svg:y="2.446cm" svg:width="12.749cm" svg:height="9.428cm"/>
          <chart:axis chart:dimension="x" chart:name="primary-x" chart:style-name="ch5">
            <chart:title svg:x="8.57cm" svg:y="12.835cm" chart:style-name="ch6">
              <text:p>Run Number</text:p>
            </chart:title>
          </chart:axis>
          <chart:axis chart:dimension="y" chart:name="primary-y" chart:style-name="ch7">
            <chart:title svg:x="1.57cm" svg:y="9.07cm" chart:style-name="ch8">
              <text:p>Query Time in Minutes</text:p>
            </chart:title>
          </chart:axis>
          <chart:series chart:style-name="ch9" chart:values-cell-range-address="HDD.E11:HDD.E15" chart:label-cell-address="HDD.D10:HDD.D10" chart:class="chart:bar">
            <chart:data-point chart:repeated="5"/>
          </chart:series>
          <chart:series chart:style-name="ch10" chart:values-cell-range-address="HDD.C11:HDD.C15" chart:label-cell-address="HDD.B10:HDD.B10" chart:class="chart:bar">
            <chart:data-point chart:repeated="5"/>
          </chart:series>
          <chart:series chart:style-name="ch11" chart:values-cell-range-address="HDD.G11:HDD.G16" chart:label-cell-address="HDD.F10:HDD.F1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6534">
                <text:p>68.6534</text:p>
                <draw:g>
                  <svg:desc>HDD.E11:HDD.E15</svg:desc>
                </draw:g>
              </table:table-cell>
              <table:table-cell office:value-type="float" office:value="104.2802">
                <text:p>104.2802</text:p>
                <draw:g>
                  <svg:desc>HDD.C11:HDD.C15</svg:desc>
                </draw:g>
              </table:table-cell>
              <table:table-cell office:value-type="float" office:value="24.8685333333333">
                <text:p>24.8685333333333</text:p>
                <draw:g>
                  <svg:desc>HDD.G11:HDD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9512">
                <text:p>75.9512</text:p>
              </table:table-cell>
              <table:table-cell office:value-type="float" office:value="55.7290666666667">
                <text:p>55.7290666666667</text:p>
              </table:table-cell>
              <table:table-cell office:value-type="float" office:value="23.0848333333333">
                <text:p>23.0848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88825">
                <text:p>66.88825</text:p>
              </table:table-cell>
              <table:table-cell office:value-type="float" office:value="48.68555">
                <text:p>48.68555</text:p>
              </table:table-cell>
              <table:table-cell office:value-type="float" office:value="21.8887833333333">
                <text:p>21.8887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1795666666667">
                <text:p>60.1795666666667</text:p>
              </table:table-cell>
              <table:table-cell office:value-type="float" office:value="43.2536333333333">
                <text:p>43.2536333333333</text:p>
              </table:table-cell>
              <table:table-cell office:value-type="float" office:value="21.4119666666667">
                <text:p>21.4119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7591">
                <text:p>57.7591</text:p>
              </table:table-cell>
              <table:table-cell office:value-type="float" office:value="41.3955833333333">
                <text:p>41.3955833333333</text:p>
              </table:table-cell>
              <table:table-cell office:value-type="float" office:value="20.6789833333333">
                <text:p>20.67898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5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32cm" svg:height="14.867cm" xlink:href=".." xlink:type="simple" chart:class="chart:bar" chart:style-name="ch1">
        <chart:title svg:x="4.936cm" svg:y="0.779cm" chart:style-name="ch2">
          <text:p>Single Node Query Test (HDD):
Aggregate Framework Method</text:p>
        </chart:title>
        <chart:legend svg:x="13.809cm" svg:y="2.039cm" style:legend-expansion="custom" chartooo:width="2.908cm" chartooo:height="1.803cm" style:legend-expansion-aspect-ratio="1.61286744315031" chart:style-name="ch3"/>
        <chart:plot-area chart:style-name="ch4" table:cell-range-address="HDD.D10:HDD.D10 HDD.E19:HDD.E23 HDD.B10:HDD.B10 HDD.C19:HDD.C23 HDD.F10:HDD.F10 HDD.G19:HDD.G23" chart:data-source-has-labels="row" svg:x="2.688cm" svg:y="2.238cm" svg:width="13.916cm" svg:height="10.3cm">
          <chartooo:coordinate-region svg:x="3.855cm" svg:y="2.446cm" svg:width="12.749cm" svg:height="9.428cm"/>
          <chart:axis chart:dimension="x" chart:name="primary-x" chart:style-name="ch5">
            <chart:title svg:x="8.673cm" svg:y="12.835cm" chart:style-name="ch6">
              <text:p>Run Number</text:p>
            </chart:title>
          </chart:axis>
          <chart:axis chart:dimension="y" chart:name="primary-y" chart:style-name="ch7">
            <chart:title svg:x="1.776cm" svg:y="9.07cm" chart:style-name="ch8">
              <text:p>Query Time in Minutes</text:p>
            </chart:title>
          </chart:axis>
          <chart:series chart:style-name="ch9" chart:values-cell-range-address="HDD.E19:HDD.E23" chart:label-cell-address="HDD.D10:HDD.D10" chart:class="chart:bar">
            <chart:data-point chart:repeated="5"/>
          </chart:series>
          <chart:series chart:style-name="ch10" chart:values-cell-range-address="HDD.C19:HDD.C23" chart:label-cell-address="HDD.B10:HDD.B10" chart:class="chart:bar">
            <chart:data-point chart:repeated="5"/>
          </chart:series>
          <chart:series chart:style-name="ch11" chart:values-cell-range-address="HDD.G19:HDD.G23" chart:label-cell-address="HDD.F10:HDD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872166666667">
                <text:p>11.5872166666667</text:p>
                <draw:g>
                  <svg:desc>HDD.E19:HDD.E23</svg:desc>
                </draw:g>
              </table:table-cell>
              <table:table-cell office:value-type="float" office:value="12.7797833333333">
                <text:p>12.7797833333333</text:p>
                <draw:g>
                  <svg:desc>HDD.C19:HDD.C23</svg:desc>
                </draw:g>
              </table:table-cell>
              <table:table-cell office:value-type="float" office:value="11.9023">
                <text:p>11.9023</text:p>
                <draw:g>
                  <svg:desc>HDD.G19:HDD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746666666667">
                <text:p>11.8746666666667</text:p>
              </table:table-cell>
              <table:table-cell office:value-type="float" office:value="12.0649333333333">
                <text:p>12.0649333333333</text:p>
              </table:table-cell>
              <table:table-cell office:value-type="float" office:value="11.7715">
                <text:p>11.7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808333333333">
                <text:p>11.6808333333333</text:p>
              </table:table-cell>
              <table:table-cell office:value-type="float" office:value="11.86425">
                <text:p>11.86425</text:p>
              </table:table-cell>
              <table:table-cell office:value-type="float" office:value="11.5083833333333">
                <text:p>11.5083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6359666666667">
                <text:p>11.6359666666667</text:p>
              </table:table-cell>
              <table:table-cell office:value-type="float" office:value="11.6025666666667">
                <text:p>11.6025666666667</text:p>
              </table:table-cell>
              <table:table-cell office:value-type="float" office:value="11.4650833333333">
                <text:p>11.4650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677666666667">
                <text:p>11.2677666666667</text:p>
              </table:table-cell>
              <table:table-cell office:value-type="float" office:value="11.3487666666667">
                <text:p>11.3487666666667</text:p>
              </table:table-cell>
              <table:table-cell office:value-type="float" office:value="11.4572833333333">
                <text:p>11.45728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35cm" svg:height="14.867cm" xlink:href=".." xlink:type="simple" chart:class="chart:bar" chart:style-name="ch1">
        <chart:title svg:x="4.855cm" svg:y="0.779cm" chart:style-name="ch2">
          <text:p>Single Node Query Test (SSD):
Map-Reduce Method</text:p>
        </chart:title>
        <chart:legend svg:x="13.216cm" svg:y="2.365cm" style:legend-expansion="custom" chartooo:width="2.861cm" chartooo:height="1.803cm" style:legend-expansion-aspect-ratio="1.58679977814753" chart:style-name="ch3"/>
        <chart:plot-area chart:style-name="ch4" table:cell-range-address="HDD.D10:HDD.D10 SSD.E10:SSD.E14 HDD.B10:HDD.B10 SSD.C10:SSD.C14 HDD.F10:HDD.F10 SSD.G10:SSD.G14" chart:data-source-has-labels="row" svg:x="2.625cm" svg:y="2.238cm" svg:width="13.71cm" svg:height="10.3cm">
          <chartooo:coordinate-region svg:x="3.792cm" svg:y="2.446cm" svg:width="12.543cm" svg:height="9.428cm"/>
          <chart:axis chart:dimension="x" chart:name="primary-x" chart:style-name="ch5">
            <chart:title svg:x="8.507cm" svg:y="12.835cm" chart:style-name="ch6">
              <text:p>Run Number</text:p>
            </chart:title>
          </chart:axis>
          <chart:axis chart:dimension="y" chart:name="primary-y" chart:style-name="ch7">
            <chart:title svg:x="1.719cm" svg:y="9.07cm" chart:style-name="ch8">
              <text:p>Query Time in Minutes</text:p>
            </chart:title>
          </chart:axis>
          <chart:series chart:style-name="ch9" chart:values-cell-range-address="SSD.E10:SSD.E14" chart:label-cell-address="HDD.D10:HDD.D10" chart:class="chart:bar">
            <chart:data-point chart:repeated="5"/>
          </chart:series>
          <chart:series chart:style-name="ch10" chart:values-cell-range-address="SSD.C10:SSD.C14" chart:label-cell-address="HDD.B10:HDD.B10" chart:class="chart:bar">
            <chart:data-point chart:repeated="5"/>
          </chart:series>
          <chart:series chart:style-name="ch11" chart:values-cell-range-address="SSD.G10:SSD.G14" chart:label-cell-address="HDD.F10:HDD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26555">
                <text:p>31.26555</text:p>
                <draw:g>
                  <svg:desc>SSD.E10:SSD.E14</svg:desc>
                </draw:g>
              </table:table-cell>
              <table:table-cell office:value-type="float" office:value="21.6282333333333">
                <text:p>21.6282333333333</text:p>
                <draw:g>
                  <svg:desc>SSD.C10:SSD.C14</svg:desc>
                </draw:g>
              </table:table-cell>
              <table:table-cell office:value-type="float" office:value="13.1639833333333">
                <text:p>13.1639833333333</text:p>
                <draw:g>
                  <svg:desc>SSD.G10:SS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4727333333333">
                <text:p>31.4727333333333</text:p>
              </table:table-cell>
              <table:table-cell office:value-type="float" office:value="21.81795">
                <text:p>21.81795</text:p>
              </table:table-cell>
              <table:table-cell office:value-type="float" office:value="13.2616">
                <text:p>13.2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5132833333333">
                <text:p>31.5132833333333</text:p>
              </table:table-cell>
              <table:table-cell office:value-type="float" office:value="21.8616333333333">
                <text:p>21.8616333333333</text:p>
              </table:table-cell>
              <table:table-cell office:value-type="float" office:value="13.38575">
                <text:p>13.3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8163833333333">
                <text:p>31.8163833333333</text:p>
              </table:table-cell>
              <table:table-cell office:value-type="float" office:value="22.0011666666667">
                <text:p>22.0011666666667</text:p>
              </table:table-cell>
              <table:table-cell office:value-type="float" office:value="13.6435666666667">
                <text:p>13.6435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9378666666667">
                <text:p>31.9378666666667</text:p>
              </table:table-cell>
              <table:table-cell office:value-type="float" office:value="22.1764166666667">
                <text:p>22.1764166666667</text:p>
              </table:table-cell>
              <table:table-cell office:value-type="float" office:value="13.7825833333333">
                <text:p>13.78258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35cm" svg:height="14.867cm" xlink:href=".." xlink:type="simple" chart:class="chart:bar" chart:style-name="ch1">
        <chart:title svg:x="4.854cm" svg:y="0.779cm" chart:style-name="ch2">
          <text:p>Single Node Query Test (SSD):
Aggregate Framework Method</text:p>
        </chart:title>
        <chart:legend svg:x="14.026cm" svg:y="1.891cm" style:legend-expansion="custom" chartooo:width="2.861cm" chartooo:height="1.803cm" style:legend-expansion-aspect-ratio="1.58679977814753" chart:style-name="ch3"/>
        <chart:plot-area chart:style-name="ch4" table:cell-range-address="HDD.D10:HDD.D10 SSD.E18:SSD.E22 HDD.B10:HDD.B10 SSD.C18:SSD.C22 HDD.F10:HDD.F10 SSD.G18:SSD.G22" chart:data-source-has-labels="row" svg:x="2.562cm" svg:y="3.241cm" svg:width="13.702cm" svg:height="10.292cm">
          <chartooo:coordinate-region svg:x="3.729cm" svg:y="3.449cm" svg:width="12.535cm" svg:height="9.42cm"/>
          <chart:axis chart:dimension="x" chart:name="primary-x" chart:style-name="ch5">
            <chart:title svg:x="8.44cm" svg:y="13.83cm" chart:style-name="ch6">
              <text:p>Run Number</text:p>
            </chart:title>
          </chart:axis>
          <chart:axis chart:dimension="y" chart:name="primary-y" chart:style-name="ch7">
            <chart:title svg:x="1.656cm" svg:y="10.069cm" chart:style-name="ch8">
              <text:p>Query Time in Minutes</text:p>
            </chart:title>
          </chart:axis>
          <chart:series chart:style-name="ch9" chart:values-cell-range-address="SSD.E18:SSD.E22" chart:label-cell-address="HDD.D10:HDD.D10" chart:class="chart:bar">
            <chart:data-point chart:repeated="5"/>
          </chart:series>
          <chart:series chart:style-name="ch10" chart:values-cell-range-address="SSD.C18:SSD.C22" chart:label-cell-address="HDD.B10:HDD.B10" chart:class="chart:bar">
            <chart:data-point chart:repeated="5"/>
          </chart:series>
          <chart:series chart:style-name="ch11" chart:values-cell-range-address="SSD.G18:SSD.G22" chart:label-cell-address="HDD.F10:HDD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645">
                <text:p>8.9645</text:p>
                <draw:g>
                  <svg:desc>SSD.E18:SSD.E22</svg:desc>
                </draw:g>
              </table:table-cell>
              <table:table-cell office:value-type="float" office:value="7.8129">
                <text:p>7.8129</text:p>
                <draw:g>
                  <svg:desc>SSD.C18:SSD.C22</svg:desc>
                </draw:g>
              </table:table-cell>
              <table:table-cell office:value-type="float" office:value="6.95956666666667">
                <text:p>6.95956666666667</text:p>
                <draw:g>
                  <svg:desc>SSD.G18:SSD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1477">
                <text:p>9.1477</text:p>
              </table:table-cell>
              <table:table-cell office:value-type="float" office:value="7.86266666666667">
                <text:p>7.86266666666667</text:p>
              </table:table-cell>
              <table:table-cell office:value-type="float" office:value="7.0735">
                <text:p>7.0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1266666666667">
                <text:p>9.21266666666667</text:p>
              </table:table-cell>
              <table:table-cell office:value-type="float" office:value="7.8319">
                <text:p>7.8319</text:p>
              </table:table-cell>
              <table:table-cell office:value-type="float" office:value="7.1844">
                <text:p>7.1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27881666666667">
                <text:p>9.27881666666667</text:p>
              </table:table-cell>
              <table:table-cell office:value-type="float" office:value="8.13751666666667">
                <text:p>8.13751666666667</text:p>
              </table:table-cell>
              <table:table-cell office:value-type="float" office:value="7.35755">
                <text:p>7.35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52021666666667">
                <text:p>9.52021666666667</text:p>
              </table:table-cell>
              <table:table-cell office:value-type="float" office:value="8.30666666666667">
                <text:p>8.30666666666667</text:p>
              </table:table-cell>
              <table:table-cell office:value-type="float" office:value="7.67178333333333">
                <text:p>7.67178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315cm" svg:y="0.396cm" chart:style-name="ch2">
          <text:p>Median Query Time in HDD: 
Map-Reduce Method</text:p>
        </chart:title>
        <chart:legend svg:x="9.74cm" svg:y="5.462cm" style:legend-expansion="custom" chartooo:width="4.467cm" chartooo:height="1.615cm" style:legend-expansion-aspect-ratio="2.76594427244582" chart:style-name="ch3"/>
        <chart:plot-area chart:style-name="ch4" table:cell-range-address="Sheet3.B2:Sheet3.B3 Sheet3.B5:Sheet3.C5 Sheet3.C3:Sheet3.C3 Sheet3.B7:Sheet3.C7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C5:Sheet3.C5" chart:label-cell-address="Sheet3.B5:Sheet3.B5" chart:class="chart:bar">
            <chart:data-point/>
          </chart:series>
          <chart:series chart:style-name="ch9" chart:values-cell-range-address="Sheet3.C3:Sheet3.C3" chart:label-cell-address="Sheet3.B3:Sheet3.B3" chart:class="chart:bar">
            <chart:data-point/>
          </chart:series>
          <chart:series chart:style-name="ch10" chart:values-cell-range-address="Sheet3.C7:Sheet3.C7" chart:label-cell-address="Sheet3.B7:Sheet3.B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HDD)</text:p>
                <draw:g>
                  <svg:desc>Sheet3.B5:Sheet3.B5</svg:desc>
                </draw:g>
              </table:table-cell>
              <table:table-cell office:value-type="float" office:value="66.88825">
                <text:p>66.88825</text:p>
                <draw:g>
                  <svg:desc>Sheet3.C5:Sheet3.C5</svg:desc>
                </draw:g>
              </table:table-cell>
            </table:table-row>
            <table:table-row>
              <table:table-cell office:value-type="string">
                <text:p>User Mentions (HDD)</text:p>
                <draw:g>
                  <svg:desc>Sheet3.B3:Sheet3.B3</svg:desc>
                </draw:g>
              </table:table-cell>
              <table:table-cell office:value-type="float" office:value="48.68555">
                <text:p>48.68555</text:p>
                <draw:g>
                  <svg:desc>Sheet3.C3:Sheet3.C3</svg:desc>
                </draw:g>
              </table:table-cell>
            </table:table-row>
            <table:table-row>
              <table:table-cell office:value-type="string">
                <text:p>Shared Urls (HDD)</text:p>
                <draw:g>
                  <svg:desc>Sheet3.B7:Sheet3.B7</svg:desc>
                </draw:g>
              </table:table-cell>
              <table:table-cell office:value-type="float" office:value="21.8887833333333">
                <text:p>21.8887833333333</text:p>
                <draw:g>
                  <svg:desc>Sheet3.C7:Sheet3.C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80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404cm" svg:y="0.396cm" chart:style-name="ch2">
          <text:p>Median Query Time in SSD:
Map-Reduce Method</text:p>
        </chart:title>
        <chart:legend svg:x="9.74cm" svg:y="5.462cm" style:legend-expansion="custom" chartooo:width="4.467cm" chartooo:height="1.615cm" style:legend-expansion-aspect-ratio="2.76594427244582" chart:style-name="ch3"/>
        <chart:plot-area chart:style-name="ch4" table:cell-range-address="Sheet3.B2:Sheet3.B2 Sheet3.B6:Sheet3.C6 Sheet3.B4:Sheet3.C4 Sheet3.B8:Sheet3.C8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C6:Sheet3.C6" chart:label-cell-address="Sheet3.B6:Sheet3.B6" chart:class="chart:bar">
            <chart:data-point/>
          </chart:series>
          <chart:series chart:style-name="ch9" chart:values-cell-range-address="Sheet3.C4:Sheet3.C4" chart:label-cell-address="Sheet3.B4:Sheet3.B4" chart:class="chart:bar">
            <chart:data-point/>
          </chart:series>
          <chart:series chart:style-name="ch10" chart:values-cell-range-address="Sheet3.C8:Sheet3.C8" chart:label-cell-address="Sheet3.B8:Sheet3.B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SDD)</text:p>
                <draw:g>
                  <svg:desc>Sheet3.B6:Sheet3.B6</svg:desc>
                </draw:g>
              </table:table-cell>
              <table:table-cell office:value-type="float" office:value="31.5132833333333">
                <text:p>31.5132833333333</text:p>
                <draw:g>
                  <svg:desc>Sheet3.C6:Sheet3.C6</svg:desc>
                </draw:g>
              </table:table-cell>
            </table:table-row>
            <table:table-row>
              <table:table-cell office:value-type="string">
                <text:p>User Mentions (SDD)</text:p>
                <draw:g>
                  <svg:desc>Sheet3.B4:Sheet3.B4</svg:desc>
                </draw:g>
              </table:table-cell>
              <table:table-cell office:value-type="float" office:value="21.8616333333333">
                <text:p>21.8616333333333</text:p>
                <draw:g>
                  <svg:desc>Sheet3.C4:Sheet3.C4</svg:desc>
                </draw:g>
              </table:table-cell>
            </table:table-row>
            <table:table-row>
              <table:table-cell office:value-type="string">
                <text:p>Shared Urls (SDD)</text:p>
                <draw:g>
                  <svg:desc>Sheet3.B8:Sheet3.B8</svg:desc>
                </draw:g>
              </table:table-cell>
              <table:table-cell office:value-type="float" office:value="13.38575">
                <text:p>13.38575</text:p>
                <draw:g>
                  <svg:desc>Sheet3.C8:Sheet3.C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6" chart:interval-major="2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315cm" svg:y="0.396cm" chart:style-name="ch2">
          <text:p>Median Query Time in HDD: 
Aggregate Framework</text:p>
        </chart:title>
        <chart:legend svg:x="9.885cm" svg:y="1.899cm" style:legend-expansion="custom" chartooo:width="4.467cm" chartooo:height="1.615cm" style:legend-expansion-aspect-ratio="2.76594427244582" chart:style-name="ch3"/>
        <chart:plot-area chart:style-name="ch4" table:cell-range-address="Sheet3.B2:Sheet3.B3 Sheet3.B5:Sheet3.B5 Sheet3.D5:Sheet3.D5 Sheet3.D3:Sheet3.D3 Sheet3.B7:Sheet3.B7 Sheet3.D7:Sheet3.D7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D5:Sheet3.D5" chart:label-cell-address="Sheet3.B5:Sheet3.B5" chart:class="chart:bar">
            <chart:data-point/>
          </chart:series>
          <chart:series chart:style-name="ch9" chart:values-cell-range-address="Sheet3.D3:Sheet3.D3" chart:label-cell-address="Sheet3.B3:Sheet3.B3" chart:class="chart:bar">
            <chart:data-point/>
          </chart:series>
          <chart:series chart:style-name="ch10" chart:values-cell-range-address="Sheet3.D7:Sheet3.D7" chart:label-cell-address="Sheet3.B7:Sheet3.B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HDD)</text:p>
                <draw:g>
                  <svg:desc>Sheet3.B5:Sheet3.B5</svg:desc>
                </draw:g>
              </table:table-cell>
              <table:table-cell office:value-type="float" office:value="11.6359666666667">
                <text:p>11.6359666666667</text:p>
                <draw:g>
                  <svg:desc>Sheet3.D5:Sheet3.D5</svg:desc>
                </draw:g>
              </table:table-cell>
            </table:table-row>
            <table:table-row>
              <table:table-cell office:value-type="string">
                <text:p>User Mentions (HDD)</text:p>
                <draw:g>
                  <svg:desc>Sheet3.B3:Sheet3.B3</svg:desc>
                </draw:g>
              </table:table-cell>
              <table:table-cell office:value-type="float" office:value="11.86425">
                <text:p>11.86425</text:p>
                <draw:g>
                  <svg:desc>Sheet3.D3:Sheet3.D3</svg:desc>
                </draw:g>
              </table:table-cell>
            </table:table-row>
            <table:table-row>
              <table:table-cell office:value-type="string">
                <text:p>Shared Urls (HDD)</text:p>
                <draw:g>
                  <svg:desc>Sheet3.B7:Sheet3.B7</svg:desc>
                </draw:g>
              </table:table-cell>
              <table:table-cell office:value-type="float" office:value="11.5083833333333">
                <text:p>11.5083833333333</text:p>
                <draw:g>
                  <svg:desc>Sheet3.D7:Sheet3.D7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6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404cm" svg:y="0.396cm" chart:style-name="ch2">
          <text:p>Median Query Time in SSD:
Aggregate Framework</text:p>
        </chart:title>
        <chart:legend svg:x="8.844cm" svg:y="2.225cm" style:legend-expansion="custom" chartooo:width="4.467cm" chartooo:height="1.615cm" style:legend-expansion-aspect-ratio="2.76594427244582" chart:style-name="ch3"/>
        <chart:plot-area chart:style-name="ch4" table:cell-range-address="Sheet3.B2:Sheet3.B2 Sheet3.B6:Sheet3.B6 Sheet3.D6:Sheet3.D6 Sheet3.B4:Sheet3.B4 Sheet3.D4:Sheet3.D4 Sheet3.B8:Sheet3.B8 Sheet3.D8:Sheet3.D8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D6:Sheet3.D6" chart:label-cell-address="Sheet3.B6:Sheet3.B6" chart:class="chart:bar">
            <chart:data-point/>
          </chart:series>
          <chart:series chart:style-name="ch9" chart:values-cell-range-address="Sheet3.D4:Sheet3.D4" chart:label-cell-address="Sheet3.B4:Sheet3.B4" chart:class="chart:bar">
            <chart:data-point/>
          </chart:series>
          <chart:series chart:style-name="ch10" chart:values-cell-range-address="Sheet3.D8:Sheet3.D8" chart:label-cell-address="Sheet3.B8:Sheet3.B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SDD)</text:p>
                <draw:g>
                  <svg:desc>Sheet3.B6:Sheet3.B6</svg:desc>
                </draw:g>
              </table:table-cell>
              <table:table-cell office:value-type="float" office:value="9.21266666666667">
                <text:p>9.21266666666667</text:p>
                <draw:g>
                  <svg:desc>Sheet3.D6:Sheet3.D6</svg:desc>
                </draw:g>
              </table:table-cell>
            </table:table-row>
            <table:table-row>
              <table:table-cell office:value-type="string">
                <text:p>User Mentions (SDD)</text:p>
                <draw:g>
                  <svg:desc>Sheet3.B4:Sheet3.B4</svg:desc>
                </draw:g>
              </table:table-cell>
              <table:table-cell office:value-type="float" office:value="7.86266666666667">
                <text:p>7.86266666666667</text:p>
                <draw:g>
                  <svg:desc>Sheet3.D4:Sheet3.D4</svg:desc>
                </draw:g>
              </table:table-cell>
            </table:table-row>
            <table:table-row>
              <table:table-cell office:value-type="string">
                <text:p>Shared Urls (SDD)</text:p>
                <draw:g>
                  <svg:desc>Sheet3.B8:Sheet3.B8</svg:desc>
                </draw:g>
              </table:table-cell>
              <table:table-cell office:value-type="float" office:value="7.1844">
                <text:p>7.1844</text:p>
                <draw:g>
                  <svg:desc>Sheet3.D8:Sheet3.D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